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sans-serif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3a132"/>
    </style:style>
    <style:style style:name="P2" style:family="paragraph" style:parent-style-name="Standard" style:master-page-name="Standard">
      <style:paragraph-properties style:page-number="auto"/>
      <style:text-properties officeooo:paragraph-rsid="0003a132"/>
    </style:style>
    <style:style style:name="T1" style:family="text">
      <style:text-properties style:text-position="super 58%"/>
    </style:style>
    <style:style style:name="T2" style:family="text">
      <style:text-properties officeooo:rsid="0003a132"/>
    </style:style>
    <style:style style:name="T3" style:family="text">
      <style:text-properties officeooo:rsid="00043e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ar <text:span text:style-name="T3">HR Zeina Saab</text:span>,</text:p>
      <text:p text:style-name="P1">First of all, let me introduce myself, I am Hassan Ezzeddine and recently I have been studying computer science at the Lebanese University, <text:span text:style-name="T2">and now I am a trainee in </text:span></text:p>
      <text:p text:style-name="P1"><text:span text:style-name="T2">Se Factory.</text:span></text:p>
      <text:p text:style-name="Standard">I’m much eager to adapt and know new technologies,<text:span text:style-name="T2"> that’s what I founded when I looked into your Website. Specially because you work in different fields with much more resources than I expected in Se Factory. </text:span></text:p>
      <text:p text:style-name="Standard">Moreover, I feel <text:bookmark text:name="_GoBack"/><text:s/>responsible for making a big move in this field and this opportunity will give me a big chance <text:span text:style-name="T2">to improve my skills</text:span>. </text:p>
      <text:p text:style-name="Standard">I believe my qualifications and skills will perfectly match your needs. Please don’t hesitate to ask for any further information or documents if required. I’m looking forward for your positive response.</text:p>
      <text:p text:style-name="Standard"><text:s/>Thank you for your time and consideration. </text:p>
      <text:p text:style-name="Standard"/>
      <text:p text:style-name="Standard">Hassan Ezzeddine </text:p>
      <text:p text:style-name="Standard">Beirut, Lebanon</text:p>
      <text:p text:style-name="Standard"><text:span text:style-name="T2">10</text:span><text:span text:style-name="T1">th</text:span> <text:span text:style-name="T2">December</text:span>, 20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sans-serif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sso ezz</meta:initial-creator>
    <meta:editing-cycles>5</meta:editing-cycles>
    <meta:creation-date>2019-06-18T11:37:00</meta:creation-date>
    <dc:date>2019-12-10T10:01:07.384492991</dc:date>
    <meta:editing-duration>PT1H29M48S</meta:editing-duration>
    <meta:generator>LibreOffice/6.0.7.3$Linux_X86_64 LibreOffice_project/00m0$Build-3</meta:generator>
    <meta:document-statistic meta:table-count="0" meta:image-count="0" meta:object-count="0" meta:page-count="1" meta:paragraph-count="10" meta:word-count="142" meta:character-count="837" meta:non-whitespace-character-count="69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